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12183333333333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3.6406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ender_rm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rmse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</text:p>
          </table:table-cell>
          <table:table-cell office:value-type="float" office:value="0.72682564874177902" table:style-name="ce1">
            <text:p>0,72682564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0.69868289205624301" table:style-name="ce1">
            <text:p>0,698682892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Chart 1" svg:x="0.6875in" svg:y="0.05in" svg:width="5in" svg:height="3.2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Tamara Paris</dc:creator>
    <dc:date>2023-11-30T03:50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0.8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1.9pt" svg:width="360.0pt" chart:style-name="Crt0">
        <chart:title chart:style-name="CT00">
          <text:p text:style-name="a0" text:class-names="" text:cond-style-name="">RMSE per gender</text:p>
        </chart:title>
        <chart:plot-area chart:style-name="Plt0">
          <chart:axis chart:dimension="x" chart:name="primary-x" chart:style-name="Axs0">
            <chart:categories table:cell-range-address="gender_rmse.$B$2:.$B$3"/>
          </chart:axis>
          <chart:axis chart:dimension="y" chart:name="primary-y" chart:style-name="Axs1">
            <chart:grid chart:class="major" chart:style-name="GMa1"/>
          </chart:axis>
          <chart:series chart:values-cell-range-address="gender_rmse.$C$2:.$C$3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